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b2cd"/>
    </style:style>
    <style:style style:name="P2" style:family="paragraph" style:parent-style-name="Standard">
      <style:text-properties officeooo:rsid="0017b2cd" officeooo:paragraph-rsid="0017b2cd"/>
    </style:style>
    <style:style style:name="P3" style:family="paragraph" style:parent-style-name="Standard" style:list-style-name="L1">
      <style:text-properties officeooo:rsid="0017b2cd" officeooo:paragraph-rsid="0017b2cd"/>
    </style:style>
    <style:style style:name="P4" style:family="paragraph" style:parent-style-name="Standard">
      <style:text-properties style:text-underline-style="solid" style:text-underline-width="auto" style:text-underline-color="font-color" officeooo:rsid="0017b2cd" officeooo:paragraph-rsid="0017b2cd"/>
    </style:style>
    <style:style style:name="P5" style:family="paragraph" style:parent-style-name="Standard">
      <style:text-properties style:text-underline-style="solid" style:text-underline-width="auto" style:text-underline-color="font-color" officeooo:rsid="001c520e" officeooo:paragraph-rsid="001c520e"/>
    </style:style>
    <style:style style:name="P6" style:family="paragraph" style:parent-style-name="Standard" style:list-style-name="L1">
      <style:text-properties officeooo:paragraph-rsid="0017b2cd"/>
    </style:style>
    <style:style style:name="P7" style:family="paragraph" style:parent-style-name="Standard">
      <style:text-properties officeooo:rsid="0018d0c2" officeooo:paragraph-rsid="0018d0c2"/>
    </style:style>
    <style:style style:name="P8" style:family="paragraph" style:parent-style-name="Standard" style:list-style-name="L1">
      <style:text-properties officeooo:rsid="001bd549" officeooo:paragraph-rsid="001bd549"/>
    </style:style>
    <style:style style:name="P9" style:family="paragraph" style:parent-style-name="Standard">
      <style:text-properties officeooo:rsid="001c520e" officeooo:paragraph-rsid="001c520e"/>
    </style:style>
    <style:style style:name="P10" style:family="paragraph" style:parent-style-name="Standard">
      <style:text-properties officeooo:rsid="001f1d65" officeooo:paragraph-rsid="001f1d65"/>
    </style:style>
    <style:style style:name="T1" style:family="text">
      <style:text-properties officeooo:rsid="0017b2cd"/>
    </style:style>
    <style:style style:name="T2" style:family="text">
      <style:text-properties officeooo:rsid="0018d0c2"/>
    </style:style>
    <style:style style:name="T3" style:family="text">
      <style:text-properties officeooo:rsid="001db8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specification document for “Framework” - version 3 of the Object system. This learns from SOE and Executive. </text:p>
      <text:p text:style-name="P1"/>
      <text:p text:style-name="P4">Outline Design Decisions</text:p>
      <text:p text:style-name="P4"/>
      <text:list xml:id="list1377217279128357036" text:style-name="L1">
        <text:list-item>
          <text:p text:style-name="P6"><text:span text:style-name="T1">The Framework understands the concept of a class, and creates objects automatically on request. </text:span></text:p>
        </text:list-item>
        <text:list-item>
          <text:p text:style-name="P3">The Framework holds a central global registry of all known classes, which can be added to either by programs themselves, or as library objects. This loses the messy 'addLibraryObject' type code.</text:p>
        </text:list-item>
        <text:list-item>
          <text:p text:style-name="P3">Subclasses are created using the Framework, not using a specific method which is not common automatically to all objects.</text:p>
        </text:list-item>
        <text:list-item>
          <text:p text:style-name="P3">The Framework manages all object collections ; it is the 'god item'. Object collections can be programatically added and removed at will.</text:p>
        </text:list-item>
        <text:list-item>
          <text:p text:style-name="P3">Objects have the same core functionality as in Executive. They can receive update messages, they can set up and remove timers, and they can be regularly updated.</text:p>
        </text:list-item>
        <text:list-item>
          <text:p text:style-name="P3">The query and indexing should remain basically unchanged as this seems to work well.</text:p>
        </text:list-item>
        <text:list-item>
          <text:p text:style-name="P3">All methods should be kept in an fw member of the object, so decorating it just involves changing this.</text:p>
        </text:list-item>
        <text:list-item>
          <text:p text:style-name="P8">Object mixins are thus much simplified.</text:p>
        </text:list-item>
        <text:list-item>
          <text:p text:style-name="P8">Objects should have an override for 'fw' in their class in case this is used for mixins. From a calling methodology it does not matter, but for sending messages,updates and timer events the system needs to know what it is running.</text:p>
        </text:list-item>
        <text:list-item>
          <text:p text:style-name="P8">The .e and naming convention can be kept, though this is a little untidy.</text:p>
        </text:list-item>
      </text:list>
      <text:p text:style-name="P2"/>
      <text:p text:style-name="P5">Approach</text:p>
      <text:p text:style-name="P5"/>
      <text:p text:style-name="P9">Work out the framework and executive design.</text:p>
      <text:p text:style-name="P9">Implement it</text:p>
      <text:p text:style-name="P9">Implement the Game system</text:p>
      <text:p text:style-name="P10"/>
      <text:p text:style-name="P4">Game</text:p>
      <text:p text:style-name="P4"/>
      <text:p text:style-name="P2">The game system seems to work quite well, though the methodology itself is messy <text:span text:style-name="T2">and the API needs to be improved. There seems no reason to lose the singleton. This design needs to be developed later on, once the Framework/Executive itself is tested and bullet proof.</text:span></text:p>
      <text:p text:style-name="P2"/>
      <text:p text:style-name="P7">Consideration needs to be given to globals.</text:p>
      <text:p text:style-name="P7"/>
      <text:p text:style-name="P7">The use of :insert() is somewhat questionable, <text:span text:style-name="T3">but probably necessary. It doesn't matter, even though it is a non generalist hack.</text:span></text:p>
      <text:p text:style-name="P7"/>
      <text:p text:style-name="P7">Factory Objects should be an object in the Game Framework.</text:p>
      <text:p text:style-name="P7"/>
      <text:p text:style-name="P10">The basic preOpen/postOpen/preClose/postClose approach is f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2:08:33.224660000</meta:creation-date>
    <dc:date>2014-07-14T12:25:06.081143000</dc:date>
    <meta:editing-duration>PT7M37S</meta:editing-duration>
    <meta:editing-cycles>7</meta:editing-cycles>
    <meta:generator>LibreOffice/4.2.4.2$MacOSX_X86_64 LibreOffice_project/63150712c6d317d27ce2db16eb94c2f3d7b699f8</meta:generator>
    <meta:document-statistic meta:table-count="0" meta:image-count="0" meta:object-count="0" meta:page-count="1" meta:paragraph-count="22" meta:word-count="345" meta:character-count="2058" meta:non-whitespace-character-count="1743"/>
  </office:meta>
</office:document-meta>
</file>